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0ee" officeooo:paragraph-rsid="000ce0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0x240_v0.7</text:p>
      <text:p text:style-name="P1"/>
      <text:p text:style-name="P1"/>
      <text:p text:style-name="P1"/>
      <text:p text:style-name="P1"/>
      <text:p text:style-name="P1">IPM : 4.9890</text:p>
      <text:p text:style-name="P1">Pre : 3.6510</text:p>
      <text:p text:style-name="P1">SHT : 0.1910</text:p>
      <text:p text:style-name="P1">FLC : 0.0020</text:p>
      <text:p text:style-name="P1">PHT : 5.1830</text:p>
      <text:p text:style-name="P1">FSP : 0.0050</text:p>
      <text:p text:style-name="P1">KNN : 1.8670</text:p>
      <text:p text:style-name="P1">CF : 2.0190</text:p>
      <text:p text:style-name="P1">18.0150ms)</text:p>
      <text:p text:style-name="P1">FRAME # <text:s text:c="2"/>129 min val : 0.0000</text:p>
      <text:p text:style-name="P1">max val: 254.0000</text:p>
      <text:p text:style-name="P1">IPM : 4.3390</text:p>
      <text:p text:style-name="P1">Pre : 3.4220</text:p>
      <text:p text:style-name="P1">SHT : 0.1770</text:p>
      <text:p text:style-name="P1">FLC : 0.0030</text:p>
      <text:p text:style-name="P1">PHT : 5.3490</text:p>
      <text:p text:style-name="P1">FSP : 0.0060</text:p>
      <text:p text:style-name="P1">KNN : 1.9550</text:p>
      <text:p text:style-name="P1">CF : 2.0670</text:p>
      <text:p text:style-name="P1">17.4580ms)</text:p>
      <text:p text:style-name="P1">FRAME # <text:s text:c="2"/>130 min val : 0.0000</text:p>
      <text:p text:style-name="P1">max val: 254.0000</text:p>
      <text:p text:style-name="P1">IPM : 4.1530</text:p>
      <text:p text:style-name="P1">Pre : 3.7080</text:p>
      <text:p text:style-name="P1">SHT : 0.2530</text:p>
      <text:p text:style-name="P1">FLC : 0.0020</text:p>
      <text:p text:style-name="P1">PHT : 5.5930</text:p>
      <text:p text:style-name="P1">FSP : 0.0060</text:p>
      <text:p text:style-name="P1">KNN : 1.9280</text:p>
      <text:p text:style-name="P1">CF : 2.0410</text:p>
      <text:p text:style-name="P1">17.7980ms)</text:p>
      <text:p text:style-name="P1">FRAME # <text:s text:c="2"/>131 min val : 0.0000</text:p>
      <text:p text:style-name="P1">max val: 254.0000</text:p>
      <text:p text:style-name="P1">IPM : 4.4090</text:p>
      <text:p text:style-name="P1">Pre : 3.4150</text:p>
      <text:p text:style-name="P1">SHT : 0.2190</text:p>
      <text:p text:style-name="P1">FLC : 0.0020</text:p>
      <text:p text:style-name="P1">PHT : 5.3030</text:p>
      <text:p text:style-name="P1">FSP : 0.0050</text:p>
      <text:p text:style-name="P1">KNN : 1.9150</text:p>
      <text:p text:style-name="P1">CF : 2.0320</text:p>
      <text:p text:style-name="P1">17.4170ms)</text:p>
      <text:p text:style-name="P1">FRAME # <text:s text:c="2"/>132 min val : 0.0000</text:p>
      <text:p text:style-name="P1">max val: 254.0000</text:p>
      <text:p text:style-name="P1">IPM : 5.1600</text:p>
      <text:p text:style-name="P1">Pre : 4.1000</text:p>
      <text:p text:style-name="P1">SHT : 0.2150</text:p>
      <text:p text:style-name="P1"><text:soft-page-break/>FLC : 0.0030</text:p>
      <text:p text:style-name="P1">PHT : 5.7150</text:p>
      <text:p text:style-name="P1">FSP : 0.0060</text:p>
      <text:p text:style-name="P1">KNN : 2.0780</text:p>
      <text:p text:style-name="P1">CF : 2.2960</text:p>
      <text:p text:style-name="P1">19.6780ms)</text:p>
      <text:p text:style-name="P1">FRAME # <text:s text:c="2"/>133 min val : 0.0000</text:p>
      <text:p text:style-name="P1">max val: 254.0000</text:p>
      <text:p text:style-name="P1">IPM : 5.1400</text:p>
      <text:p text:style-name="P1">Pre : 4.1740</text:p>
      <text:p text:style-name="P1">SHT : 0.2320</text:p>
      <text:p text:style-name="P1">FLC : 0.0030</text:p>
      <text:p text:style-name="P1">PHT : 5.5210</text:p>
      <text:p text:style-name="P1">FSP : 0.0060</text:p>
      <text:p text:style-name="P1">KNN : 2.0430</text:p>
      <text:p text:style-name="P1">CF : 2.3550</text:p>
      <text:p text:style-name="P1">19.7470ms)</text:p>
      <text:p text:style-name="P1">FRAME # <text:s text:c="2"/>134 min val : 0.0000</text:p>
      <text:p text:style-name="P1">max val: 254.0000</text:p>
      <text:p text:style-name="P1">IPM : 4.2910</text:p>
      <text:p text:style-name="P1">Pre : 3.7360</text:p>
      <text:p text:style-name="P1">SHT : 0.1980</text:p>
      <text:p text:style-name="P1">FLC : 0.0020</text:p>
      <text:p text:style-name="P1">PHT : 6.2280</text:p>
      <text:p text:style-name="P1">FSP : 0.0060</text:p>
      <text:p text:style-name="P1">KNN : 1.9960</text:p>
      <text:p text:style-name="P1">CF : 2.0520</text:p>
      <text:p text:style-name="P1">18.6240ms)</text:p>
      <text:p text:style-name="P1">FRAME # <text:s text:c="2"/>135 min val : 0.0000</text:p>
      <text:p text:style-name="P1">max val: 254.0000</text:p>
      <text:p text:style-name="P1">IPM : 5.0590</text:p>
      <text:p text:style-name="P1">Pre : 3.9300</text:p>
      <text:p text:style-name="P1">SHT : 0.2230</text:p>
      <text:p text:style-name="P1">FLC : 0.0040</text:p>
      <text:p text:style-name="P1">PHT : 5.4510</text:p>
      <text:p text:style-name="P1">FSP : 0.0050</text:p>
      <text:p text:style-name="P1">KNN : 2.0630</text:p>
      <text:p text:style-name="P1">CF : 2.0870</text:p>
      <text:p text:style-name="P1">19.0690ms)</text:p>
      <text:p text:style-name="P1">FRAME # <text:s text:c="2"/>136 min val : 0.0000</text:p>
      <text:p text:style-name="P1">max val: 254.0000</text:p>
      <text:p text:style-name="P1">IPM : 4.4100</text:p>
      <text:p text:style-name="P1">Pre : 3.4110</text:p>
      <text:p text:style-name="P1">SHT : 0.1750</text:p>
      <text:p text:style-name="P1">FLC : 0.0030</text:p>
      <text:p text:style-name="P1">PHT : 5.4210</text:p>
      <text:p text:style-name="P1">FSP : 0.0050</text:p>
      <text:p text:style-name="P1">KNN : 1.9240</text:p>
      <text:p text:style-name="P1">CF : 2.0530</text:p>
      <text:p text:style-name="P1">17.5050ms)</text:p>
      <text:p text:style-name="P1">FRAME # <text:s text:c="2"/>137 min val : 0.0000</text:p>
      <text:p text:style-name="P1">max val: 254.0000</text:p>
      <text:p text:style-name="P1"><text:soft-page-break/>IPM : 5.0030</text:p>
      <text:p text:style-name="P1">Pre : 3.9120</text:p>
      <text:p text:style-name="P1">SHT : 0.3010</text:p>
      <text:p text:style-name="P1">FLC : 0.0040</text:p>
      <text:p text:style-name="P1">PHT : 4.9740</text:p>
      <text:p text:style-name="P1">FSP : 0.0040</text:p>
      <text:p text:style-name="P1">KNN : 1.7920</text:p>
      <text:p text:style-name="P1">CF : 1.9770</text:p>
      <text:p text:style-name="P1">18.1210ms)</text:p>
      <text:p text:style-name="P1">FRAME # <text:s text:c="2"/>138 min val : 0.0000</text:p>
      <text:p text:style-name="P1">max val: 254.0000</text:p>
      <text:p text:style-name="P1">IPM : 3.6650</text:p>
      <text:p text:style-name="P1">Pre : 2.7870</text:p>
      <text:p text:style-name="P1">SHT : 0.1520</text:p>
      <text:p text:style-name="P1">FLC : 0.0020</text:p>
      <text:p text:style-name="P1">PHT : 5.3890</text:p>
      <text:p text:style-name="P1">FSP : 0.0050</text:p>
      <text:p text:style-name="P1">KNN : 1.9750</text:p>
      <text:p text:style-name="P1">CF : 2.2690</text:p>
      <text:p text:style-name="P1">16.3800ms)</text:p>
      <text:p text:style-name="P1">FRAME # <text:s text:c="2"/>139 min val : 0.0000</text:p>
      <text:p text:style-name="P1">max val: 254.0000</text:p>
      <text:p text:style-name="P1">IPM : 5.6740</text:p>
      <text:p text:style-name="P1">Pre : 4.5480</text:p>
      <text:p text:style-name="P1">SHT : 0.2330</text:p>
      <text:p text:style-name="P1">FLC : 0.0030</text:p>
      <text:p text:style-name="P1">PHT : 7.0100</text:p>
      <text:p text:style-name="P1">FSP : 0.0060</text:p>
      <text:p text:style-name="P1">KNN : 2.2940</text:p>
      <text:p text:style-name="P1">CF : 2.5360</text:p>
      <text:p text:style-name="P1">22.4280ms)</text:p>
      <text:p text:style-name="P1">FRAME # <text:s text:c="2"/>140 min val : 0.0000</text:p>
      <text:p text:style-name="P1">max val: 254.0000</text:p>
      <text:p text:style-name="P1">IPM : 6.0390</text:p>
      <text:p text:style-name="P1">Pre : 4.8430</text:p>
      <text:p text:style-name="P1">SHT : 0.2950</text:p>
      <text:p text:style-name="P1">FLC : 0.0030</text:p>
      <text:p text:style-name="P1">PHT : 8.5130</text:p>
      <text:p text:style-name="P1">FSP : 0.0070</text:p>
      <text:p text:style-name="P1">KNN : 2.4770</text:p>
      <text:p text:style-name="P1">CF : 2.6330</text:p>
      <text:p text:style-name="P1">24.9940ms)</text:p>
      <text:p text:style-name="P1">FRAME # <text:s text:c="2"/>141 min val : 0.0000</text:p>
      <text:p text:style-name="P1">max val: 254.0000</text:p>
      <text:p text:style-name="P1">IPM : 4.3360</text:p>
      <text:p text:style-name="P1">Pre : 3.1880</text:p>
      <text:p text:style-name="P1">SHT : 0.1630</text:p>
      <text:p text:style-name="P1">FLC : 0.0030</text:p>
      <text:p text:style-name="P1">PHT : 4.9800</text:p>
      <text:p text:style-name="P1">FSP : 0.0050</text:p>
      <text:p text:style-name="P1">KNN : 1.7930</text:p>
      <text:p text:style-name="P1">CF : 1.9450</text:p>
      <text:p text:style-name="P1"><text:soft-page-break/>16.5170ms)</text:p>
      <text:p text:style-name="P1">FRAME # <text:s text:c="2"/>142 min val : 0.0000</text:p>
      <text:p text:style-name="P1">max val: 254.0000</text:p>
      <text:p text:style-name="P1">IPM : 3.6750</text:p>
      <text:p text:style-name="P1">Pre : 3.1560</text:p>
      <text:p text:style-name="P1">SHT : 0.1940</text:p>
      <text:p text:style-name="P1">FLC : 0.0020</text:p>
      <text:p text:style-name="P1">PHT : 5.5690</text:p>
      <text:p text:style-name="P1">FSP : 0.0060</text:p>
      <text:p text:style-name="P1">KNN : 2.2640</text:p>
      <text:p text:style-name="P1">CF : 2.0160</text:p>
      <text:p text:style-name="P1">17.0120ms)</text:p>
      <text:p text:style-name="P1">FRAME # <text:s text:c="2"/>143 min val : 0.0000</text:p>
      <text:p text:style-name="P1">max val: 254.0000</text:p>
      <text:p text:style-name="P1">IPM : 3.7640</text:p>
      <text:p text:style-name="P1">Pre : 3.5720</text:p>
      <text:p text:style-name="P1">SHT : 0.1840</text:p>
      <text:p text:style-name="P1">FLC : 0.0020</text:p>
      <text:p text:style-name="P1">PHT : 5.8970</text:p>
      <text:p text:style-name="P1">FSP : 0.0060</text:p>
      <text:p text:style-name="P1">KNN : 2.1820</text:p>
      <text:p text:style-name="P1">CF : 1.9080</text:p>
      <text:p text:style-name="P1">17.6190ms)</text:p>
      <text:p text:style-name="P1">FRAME # <text:s text:c="2"/>144 min val : 0.0000</text:p>
      <text:p text:style-name="P1">max val: 254.0000</text:p>
      <text:p text:style-name="P1">IPM : 5.7120</text:p>
      <text:p text:style-name="P1">Pre : 5.4270</text:p>
      <text:p text:style-name="P1">SHT : 0.3080</text:p>
      <text:p text:style-name="P1">FLC : 0.0030</text:p>
      <text:p text:style-name="P1">PHT : 7.3790</text:p>
      <text:p text:style-name="P1">FSP : 0.0080</text:p>
      <text:p text:style-name="P1">KNN : 2.3940</text:p>
      <text:p text:style-name="P1">CF : 2.5230</text:p>
      <text:p text:style-name="P1">23.9070ms)</text:p>
      <text:p text:style-name="P1">FRAME # <text:s text:c="2"/>145 min val : 0.0000</text:p>
      <text:p text:style-name="P1">max val: 254.0000</text:p>
      <text:p text:style-name="P1">IPM : 4.3040</text:p>
      <text:p text:style-name="P1">Pre : 3.4210</text:p>
      <text:p text:style-name="P1">SHT : 0.1760</text:p>
      <text:p text:style-name="P1">FLC : 0.0030</text:p>
      <text:p text:style-name="P1">PHT : 6.0640</text:p>
      <text:p text:style-name="P1">FSP : 0.0070</text:p>
      <text:p text:style-name="P1">KNN : 2.0550</text:p>
      <text:p text:style-name="P1">CF : 2.1240</text:p>
      <text:p text:style-name="P1">18.2640ms)</text:p>
      <text:p text:style-name="P1">FRAME # <text:s text:c="2"/>146 min val : 0.0000</text:p>
      <text:p text:style-name="P1">max val: 254.0000</text:p>
      <text:p text:style-name="P1">IPM : 4.4050</text:p>
      <text:p text:style-name="P1">Pre : 3.7990</text:p>
      <text:p text:style-name="P1">SHT : 0.2290</text:p>
      <text:p text:style-name="P1">FLC : 0.0030</text:p>
      <text:p text:style-name="P1">PHT : 6.7660</text:p>
      <text:p text:style-name="P1"><text:soft-page-break/>FSP : 0.0060</text:p>
      <text:p text:style-name="P1">KNN : 2.0210</text:p>
      <text:p text:style-name="P1">CF : 2.1920</text:p>
      <text:p text:style-name="P1">19.5640ms)</text:p>
      <text:p text:style-name="P1">FRAME # <text:s text:c="2"/>147 min val : 0.0000</text:p>
      <text:p text:style-name="P1">max val: 254.0000</text:p>
      <text:p text:style-name="P1">IPM : 4.9210</text:p>
      <text:p text:style-name="P1">Pre : 3.9170</text:p>
      <text:p text:style-name="P1">SHT : 0.2010</text:p>
      <text:p text:style-name="P1">FLC : 0.0030</text:p>
      <text:p text:style-name="P1">PHT : 6.5050</text:p>
      <text:p text:style-name="P1">FSP : 0.0060</text:p>
      <text:p text:style-name="P1">KNN : 2.4840</text:p>
      <text:p text:style-name="P1">CF : 2.3900</text:p>
      <text:p text:style-name="P1">20.5680ms)</text:p>
      <text:p text:style-name="P1">FRAME # <text:s text:c="2"/>148 min val : 0.0000</text:p>
      <text:p text:style-name="P1">max val: 254.0000</text:p>
      <text:p text:style-name="P1">IPM : 5.9530</text:p>
      <text:p text:style-name="P1">Pre : 4.0920</text:p>
      <text:p text:style-name="P1">SHT : 0.1960</text:p>
      <text:p text:style-name="P1">FLC : 0.0030</text:p>
      <text:p text:style-name="P1">PHT : 6.2420</text:p>
      <text:p text:style-name="P1">FSP : 0.0060</text:p>
      <text:p text:style-name="P1">KNN : 1.9830</text:p>
      <text:p text:style-name="P1">CF : 2.0930</text:p>
      <text:p text:style-name="P1">20.7200ms)</text:p>
      <text:p text:style-name="P1">FRAME # <text:s text:c="2"/>149 min val : 0.0000</text:p>
      <text:p text:style-name="P1">max val: 254.0000</text:p>
      <text:p text:style-name="P1">IPM : 3.9420</text:p>
      <text:p text:style-name="P1">Pre : 3.6490</text:p>
      <text:p text:style-name="P1">SHT : 0.1890</text:p>
      <text:p text:style-name="P1">FLC : 0.0030</text:p>
      <text:p text:style-name="P1">PHT : 6.0410</text:p>
      <text:p text:style-name="P1">FSP : 0.0050</text:p>
      <text:p text:style-name="P1">KNN : 2.0300</text:p>
      <text:p text:style-name="P1">CF : 1.9090</text:p>
      <text:p text:style-name="P1">17.9210ms)</text:p>
      <text:p text:style-name="P1">FRAME # <text:s text:c="2"/>150 min val : 0.0000</text:p>
      <text:p text:style-name="P1">max val: 254.0000</text:p>
      <text:p text:style-name="P1">IPM : 4.1520</text:p>
      <text:p text:style-name="P1">Pre : 3.7840</text:p>
      <text:p text:style-name="P1">SHT : 0.2080</text:p>
      <text:p text:style-name="P1">FLC : 0.0020</text:p>
      <text:p text:style-name="P1">PHT : 6.1400</text:p>
      <text:p text:style-name="P1">FSP : 0.0060</text:p>
      <text:p text:style-name="P1">KNN : 1.9720</text:p>
      <text:p text:style-name="P1">CF : 1.8940</text:p>
      <text:p text:style-name="P1">18.3150ms)</text:p>
      <text:p text:style-name="P1">FRAME # <text:s text:c="2"/>151 min val : 0.0000</text:p>
      <text:p text:style-name="P1">max val: 254.0000</text:p>
      <text:p text:style-name="P1">IPM : 3.6830</text:p>
      <text:p text:style-name="P1">Pre : 3.4600</text:p>
      <text:p text:style-name="P1"><text:soft-page-break/>SHT : 0.1800</text:p>
      <text:p text:style-name="P1">FLC : 0.0020</text:p>
      <text:p text:style-name="P1">PHT : 5.5950</text:p>
      <text:p text:style-name="P1">FSP : 0.0060</text:p>
      <text:p text:style-name="P1">KNN : 2.0950</text:p>
      <text:p text:style-name="P1">CF : 1.9680</text:p>
      <text:p text:style-name="P1">17.1380ms)</text:p>
      <text:p text:style-name="P1">FRAME # <text:s text:c="2"/>152 min val : 0.0000</text:p>
      <text:p text:style-name="P1">max val: 254.0000</text:p>
      <text:p text:style-name="P1">IPM : 3.7870</text:p>
      <text:p text:style-name="P1">Pre : 3.6140</text:p>
      <text:p text:style-name="P1">SHT : 0.1930</text:p>
      <text:p text:style-name="P1">FLC : 0.0030</text:p>
      <text:p text:style-name="P1">PHT : 6.1020</text:p>
      <text:p text:style-name="P1">FSP : 0.0070</text:p>
      <text:p text:style-name="P1">KNN : 2.1730</text:p>
      <text:p text:style-name="P1">CF : 2.0050</text:p>
      <text:p text:style-name="P1">18.0060ms)</text:p>
      <text:p text:style-name="P1">FRAME # <text:s text:c="2"/>153 min val : 0.0000</text:p>
      <text:p text:style-name="P1">max val: 254.0000</text:p>
      <text:p text:style-name="P1">IPM : 3.8160</text:p>
      <text:p text:style-name="P1">Pre : 3.5930</text:p>
      <text:p text:style-name="P1">SHT : 0.1840</text:p>
      <text:p text:style-name="P1">FLC : 0.0020</text:p>
      <text:p text:style-name="P1">PHT : 6.0300</text:p>
      <text:p text:style-name="P1">FSP : 0.0050</text:p>
      <text:p text:style-name="P1">KNN : 2.0280</text:p>
      <text:p text:style-name="P1">CF : 1.9380</text:p>
      <text:p text:style-name="P1">17.7520ms)</text:p>
      <text:p text:style-name="P1">FRAME # <text:s text:c="2"/>154 min val : 0.0000</text:p>
      <text:p text:style-name="P1">max val: 254.0000</text:p>
      <text:p text:style-name="P1">IPM : 5.1140</text:p>
      <text:p text:style-name="P1">Pre : 3.7230</text:p>
      <text:p text:style-name="P1">SHT : 0.1940</text:p>
      <text:p text:style-name="P1">FLC : 0.0030</text:p>
      <text:p text:style-name="P1">PHT : 5.2990</text:p>
      <text:p text:style-name="P1">FSP : 0.0040</text:p>
      <text:p text:style-name="P1">KNN : 1.9020</text:p>
      <text:p text:style-name="P1">CF : 2.0790</text:p>
      <text:p text:style-name="P1">18.4260ms)</text:p>
      <text:p text:style-name="P1">FRAME # <text:s text:c="2"/>155 min val : 0.0000</text:p>
      <text:p text:style-name="P1">max val: 254.0000</text:p>
      <text:p text:style-name="P1">IPM : 4.0220</text:p>
      <text:p text:style-name="P1">Pre : 3.5930</text:p>
      <text:p text:style-name="P1">SHT : 0.1820</text:p>
      <text:p text:style-name="P1">FLC : 0.0020</text:p>
      <text:p text:style-name="P1">PHT : 6.2390</text:p>
      <text:p text:style-name="P1">FSP : 0.0060</text:p>
      <text:p text:style-name="P1">KNN : 2.0300</text:p>
      <text:p text:style-name="P1">CF : 1.9790</text:p>
      <text:p text:style-name="P1">18.1780ms)</text:p>
      <text:p text:style-name="P1">FRAME # <text:s text:c="2"/>156 min val : 0.0000</text:p>
      <text:p text:style-name="P1"><text:soft-page-break/>max val: 255.0000</text:p>
      <text:p text:style-name="P1">IPM : 5.0520</text:p>
      <text:p text:style-name="P1">Pre : 5.0340</text:p>
      <text:p text:style-name="P1">SHT : 0.2580</text:p>
      <text:p text:style-name="P1">FLC : 0.0040</text:p>
      <text:p text:style-name="P1">PHT : 7.2740</text:p>
      <text:p text:style-name="P1">FSP : 0.0050</text:p>
      <text:p text:style-name="P1">KNN : 2.2770</text:p>
      <text:p text:style-name="P1">CF : 2.5240</text:p>
      <text:p text:style-name="P1">22.5510ms)</text:p>
      <text:p text:style-name="P1">FRAME # <text:s text:c="2"/>157 min val : 0.0000</text:p>
      <text:p text:style-name="P1">max val: 254.0000</text:p>
      <text:p text:style-name="P1">IPM : 4.9190</text:p>
      <text:p text:style-name="P1">Pre : 4.5400</text:p>
      <text:p text:style-name="P1">SHT : 0.2300</text:p>
      <text:p text:style-name="P1">FLC : 0.0030</text:p>
      <text:p text:style-name="P1">PHT : 7.0370</text:p>
      <text:p text:style-name="P1">FSP : 0.0060</text:p>
      <text:p text:style-name="P1">KNN : 2.1590</text:p>
      <text:p text:style-name="P1">CF : 2.4010</text:p>
      <text:p text:style-name="P1">21.5080ms)</text:p>
      <text:p text:style-name="P1">FRAME # <text:s text:c="2"/>158 min val : 0.0000</text:p>
      <text:p text:style-name="P1">max val: 254.0000</text:p>
      <text:p text:style-name="P1">IPM : 4.4040</text:p>
      <text:p text:style-name="P1">Pre : 3.9210</text:p>
      <text:p text:style-name="P1">SHT : 0.2010</text:p>
      <text:p text:style-name="P1">FLC : 0.0030</text:p>
      <text:p text:style-name="P1">PHT : 6.8070</text:p>
      <text:p text:style-name="P1">FSP : 0.0060</text:p>
      <text:p text:style-name="P1">KNN : 2.0520</text:p>
      <text:p text:style-name="P1">CF : 2.0750</text:p>
      <text:p text:style-name="P1">19.6170ms)</text:p>
      <text:p text:style-name="P1">FRAME # <text:s text:c="2"/>159 min val : 0.0000</text:p>
      <text:p text:style-name="P1">max val: 254.0000</text:p>
      <text:p text:style-name="P1">IPM : 4.5660</text:p>
      <text:p text:style-name="P1">Pre : 3.9390</text:p>
      <text:p text:style-name="P1">SHT : 0.2150</text:p>
      <text:p text:style-name="P1">FLC : 0.0030</text:p>
      <text:p text:style-name="P1">PHT : 6.4170</text:p>
      <text:p text:style-name="P1">FSP : 0.0070</text:p>
      <text:p text:style-name="P1">KNN : 2.0060</text:p>
      <text:p text:style-name="P1">CF : 2.0890</text:p>
      <text:p text:style-name="P1">19.4400ms)</text:p>
      <text:p text:style-name="P1">FRAME # <text:s text:c="2"/>160 min val : 0.0000</text:p>
      <text:p text:style-name="P1">max val: 255.0000</text:p>
      <text:p text:style-name="P1">IPM : 6.0990</text:p>
      <text:p text:style-name="P1">Pre : 4.8580</text:p>
      <text:p text:style-name="P1">SHT : 0.2830</text:p>
      <text:p text:style-name="P1">FLC : 0.0030</text:p>
      <text:p text:style-name="P1">PHT : 6.5240</text:p>
      <text:p text:style-name="P1">FSP : 0.0070</text:p>
      <text:p text:style-name="P1">KNN : 2.5850</text:p>
      <text:p text:style-name="P1"><text:soft-page-break/>CF : 2.7630</text:p>
      <text:p text:style-name="P1">23.3230ms)</text:p>
      <text:p text:style-name="P1">FRAME # <text:s text:c="2"/>161 min val : 0.0000</text:p>
      <text:p text:style-name="P1">max val: 254.0000</text:p>
      <text:p text:style-name="P1">IPM : 4.5630</text:p>
      <text:p text:style-name="P1">Pre : 4.2070</text:p>
      <text:p text:style-name="P1">SHT : 0.2370</text:p>
      <text:p text:style-name="P1">FLC : 0.0030</text:p>
      <text:p text:style-name="P1">PHT : 6.8790</text:p>
      <text:p text:style-name="P1">FSP : 0.0070</text:p>
      <text:p text:style-name="P1">KNN : 1.9570</text:p>
      <text:p text:style-name="P1">CF : 2.3080</text:p>
      <text:p text:style-name="P1">20.3440ms)</text:p>
      <text:p text:style-name="P1">FRAME # <text:s text:c="2"/>162 min val : 0.0000</text:p>
      <text:p text:style-name="P1">max val: 254.0000</text:p>
      <text:p text:style-name="P1">IPM : 4.3370</text:p>
      <text:p text:style-name="P1">Pre : 4.0030</text:p>
      <text:p text:style-name="P1">SHT : 0.2090</text:p>
      <text:p text:style-name="P1">FLC : 0.0030</text:p>
      <text:p text:style-name="P1">PHT : 6.7210</text:p>
      <text:p text:style-name="P1">FSP : 0.0040</text:p>
      <text:p text:style-name="P1">KNN : 1.9540</text:p>
      <text:p text:style-name="P1">CF : 2.0720</text:p>
      <text:p text:style-name="P1">19.4580ms)</text:p>
      <text:p text:style-name="P1">FRAME # <text:s text:c="2"/>163 min val : 0.0000</text:p>
      <text:p text:style-name="P1">max val: 254.0000</text:p>
      <text:p text:style-name="P1">IPM : 4.8980</text:p>
      <text:p text:style-name="P1">Pre : 4.0220</text:p>
      <text:p text:style-name="P1">SHT : 0.2190</text:p>
      <text:p text:style-name="P1">FLC : 0.0020</text:p>
      <text:p text:style-name="P1">PHT : 6.2890</text:p>
      <text:p text:style-name="P1">FSP : 0.0050</text:p>
      <text:p text:style-name="P1">KNN : 1.7550</text:p>
      <text:p text:style-name="P1">CF : 2.0020</text:p>
      <text:p text:style-name="P1">19.3560ms)</text:p>
      <text:p text:style-name="P1">FRAME # <text:s text:c="2"/>164 min val : 0.0000</text:p>
      <text:p text:style-name="P1">max val: 254.0000</text:p>
      <text:p text:style-name="P1">IPM : 3.8700</text:p>
      <text:p text:style-name="P1">Pre : 3.6010</text:p>
      <text:p text:style-name="P1">SHT : 0.1820</text:p>
      <text:p text:style-name="P1">FLC : 0.0030</text:p>
      <text:p text:style-name="P1">PHT : 5.8970</text:p>
      <text:p text:style-name="P1">FSP : 0.0060</text:p>
      <text:p text:style-name="P1">KNN : 2.1870</text:p>
      <text:p text:style-name="P1">CF : 1.9160</text:p>
      <text:p text:style-name="P1">17.8180ms)</text:p>
      <text:p text:style-name="P1">FRAME # <text:s text:c="2"/>165 min val : 0.0000</text:p>
      <text:p text:style-name="P1">max val: 254.0000</text:p>
      <text:p text:style-name="P1">IPM : 3.9730</text:p>
      <text:p text:style-name="P1">Pre : 3.5880</text:p>
      <text:p text:style-name="P1">SHT : 0.1820</text:p>
      <text:p text:style-name="P1">FLC : 0.0030</text:p>
      <text:p text:style-name="P1"><text:soft-page-break/>PHT : 6.0310</text:p>
      <text:p text:style-name="P1">FSP : 0.0060</text:p>
      <text:p text:style-name="P1">KNN : 2.1060</text:p>
      <text:p text:style-name="P1">CF : 1.9160</text:p>
      <text:p text:style-name="P1">17.9600ms)</text:p>
      <text:p text:style-name="P1">FRAME # <text:s text:c="2"/>166 min val : 0.0000</text:p>
      <text:p text:style-name="P1">max val: 254.0000</text:p>
      <text:p text:style-name="P1">IPM : 3.7940</text:p>
      <text:p text:style-name="P1">Pre : 3.7210</text:p>
      <text:p text:style-name="P1">SHT : 0.1990</text:p>
      <text:p text:style-name="P1">FLC : 0.0020</text:p>
      <text:p text:style-name="P1">PHT : 6.1410</text:p>
      <text:p text:style-name="P1">FSP : 0.0060</text:p>
      <text:p text:style-name="P1">KNN : 2.1370</text:p>
      <text:p text:style-name="P1">CF : 1.9340</text:p>
      <text:p text:style-name="P1">18.1200ms)</text:p>
      <text:p text:style-name="P1">FRAME # <text:s text:c="2"/>167 min val : 0.0000</text:p>
      <text:p text:style-name="P1">max val: 254.0000</text:p>
      <text:p text:style-name="P1">IPM : 4.9600</text:p>
      <text:p text:style-name="P1">Pre : 3.7620</text:p>
      <text:p text:style-name="P1">SHT : 0.2010</text:p>
      <text:p text:style-name="P1">FLC : 0.0020</text:p>
      <text:p text:style-name="P1">PHT : 6.3000</text:p>
      <text:p text:style-name="P1">FSP : 0.0050</text:p>
      <text:p text:style-name="P1">KNN : 2.2700</text:p>
      <text:p text:style-name="P1">CF : 2.5200</text:p>
      <text:p text:style-name="P1">20.1850ms)</text:p>
      <text:p text:style-name="P1">FRAME # <text:s text:c="2"/>168 min val : 0.0000</text:p>
      <text:p text:style-name="P1">max val: 255.0000</text:p>
      <text:p text:style-name="P1">IPM : 4.2250</text:p>
      <text:p text:style-name="P1">Pre : 4.1250</text:p>
      <text:p text:style-name="P1">SHT : 0.2110</text:p>
      <text:p text:style-name="P1">FLC : 0.0030</text:p>
      <text:p text:style-name="P1">PHT : 6.9440</text:p>
      <text:p text:style-name="P1">FSP : 0.0060</text:p>
      <text:p text:style-name="P1">KNN : 2.1370</text:p>
      <text:p text:style-name="P1">CF : 2.3420</text:p>
      <text:p text:style-name="P1">20.1830ms)</text:p>
      <text:p text:style-name="P1">FRAME # <text:s text:c="2"/>169 min val : 0.0000</text:p>
      <text:p text:style-name="P1">max val: 254.0000</text:p>
      <text:p text:style-name="P1">IPM : 5.6100</text:p>
      <text:p text:style-name="P1">Pre : 5.0820</text:p>
      <text:p text:style-name="P1">SHT : 0.2580</text:p>
      <text:p text:style-name="P1">FLC : 0.0030</text:p>
      <text:p text:style-name="P1">PHT : 6.1050</text:p>
      <text:p text:style-name="P1">FSP : 0.0060</text:p>
      <text:p text:style-name="P1">KNN : 2.5010</text:p>
      <text:p text:style-name="P1">CF : 2.5610</text:p>
      <text:p text:style-name="P1">22.2740ms)</text:p>
      <text:p text:style-name="P1">FRAME # <text:s text:c="2"/>170 min val : 0.0000</text:p>
      <text:p text:style-name="P1">max val: 254.0000</text:p>
      <text:p text:style-name="P1">IPM : 5.8850</text:p>
      <text:p text:style-name="P1"><text:soft-page-break/>Pre : 4.5570</text:p>
      <text:p text:style-name="P1">SHT : 0.2440</text:p>
      <text:p text:style-name="P1">FLC : 0.0030</text:p>
      <text:p text:style-name="P1">PHT : 5.8870</text:p>
      <text:p text:style-name="P1">FSP : 0.0060</text:p>
      <text:p text:style-name="P1">KNN : 2.2140</text:p>
      <text:p text:style-name="P1">CF : 2.4040</text:p>
      <text:p text:style-name="P1">21.3230ms)</text:p>
      <text:p text:style-name="P1">FRAME # <text:s text:c="2"/>171 min val : 0.0000</text:p>
      <text:p text:style-name="P1">max val: 254.0000</text:p>
      <text:p text:style-name="P1">IPM : 5.3700</text:p>
      <text:p text:style-name="P1">Pre : 4.3070</text:p>
      <text:p text:style-name="P1">SHT : 0.2240</text:p>
      <text:p text:style-name="P1">FLC : 0.0030</text:p>
      <text:p text:style-name="P1">PHT : 5.7930</text:p>
      <text:p text:style-name="P1">FSP : 0.0050</text:p>
      <text:p text:style-name="P1">KNN : 2.1370</text:p>
      <text:p text:style-name="P1">CF : 2.4130</text:p>
      <text:p text:style-name="P1">20.3650ms)</text:p>
      <text:p text:style-name="P1">FRAME # <text:s text:c="2"/>172 min val : 0.0000</text:p>
      <text:p text:style-name="P1">max val: 254.0000</text:p>
      <text:p text:style-name="P1">IPM : 5.0570</text:p>
      <text:p text:style-name="P1">Pre : 4.1890</text:p>
      <text:p text:style-name="P1">SHT : 0.2040</text:p>
      <text:p text:style-name="P1">FLC : 0.0030</text:p>
      <text:p text:style-name="P1">PHT : 5.3930</text:p>
      <text:p text:style-name="P1">FSP : 0.0040</text:p>
      <text:p text:style-name="P1">KNN : 1.9990</text:p>
      <text:p text:style-name="P1">CF : 2.1480</text:p>
      <text:p text:style-name="P1">19.1730ms)</text:p>
      <text:p text:style-name="P1">FRAME # <text:s text:c="2"/>173 min val : 0.0000</text:p>
      <text:p text:style-name="P1">max val: 254.0000</text:p>
      <text:p text:style-name="P1">IPM : 4.5540</text:p>
      <text:p text:style-name="P1">Pre : 3.6000</text:p>
      <text:p text:style-name="P1">SHT : 0.1870</text:p>
      <text:p text:style-name="P1">FLC : 0.0020</text:p>
      <text:p text:style-name="P1">PHT : 5.3520</text:p>
      <text:p text:style-name="P1">FSP : 0.0040</text:p>
      <text:p text:style-name="P1">KNN : 1.8580</text:p>
      <text:p text:style-name="P1">CF : 2.0330</text:p>
      <text:p text:style-name="P1">17.7040ms)</text:p>
      <text:p text:style-name="P1">FRAME # <text:s text:c="2"/>174 min val : 0.0000</text:p>
      <text:p text:style-name="P1">max val: 254.0000</text:p>
      <text:p text:style-name="P1">IPM : 5.1900</text:p>
      <text:p text:style-name="P1">Pre : 3.8360</text:p>
      <text:p text:style-name="P1">SHT : 0.1970</text:p>
      <text:p text:style-name="P1">FLC : 0.0020</text:p>
      <text:p text:style-name="P1">PHT : 5.1880</text:p>
      <text:p text:style-name="P1">FSP : 0.0050</text:p>
      <text:p text:style-name="P1">KNN : 1.9310</text:p>
      <text:p text:style-name="P1">CF : 2.0640</text:p>
      <text:p text:style-name="P1">18.5770ms)</text:p>
      <text:p text:style-name="P1"><text:soft-page-break/>FRAME # <text:s text:c="2"/>175 min val : 0.0000</text:p>
      <text:p text:style-name="P1">max val: 254.0000</text:p>
      <text:p text:style-name="P1">IPM : 4.3510</text:p>
      <text:p text:style-name="P1">Pre : 3.4350</text:p>
      <text:p text:style-name="P1">SHT : 0.1780</text:p>
      <text:p text:style-name="P1">FLC : 0.0020</text:p>
      <text:p text:style-name="P1">PHT : 5.4010</text:p>
      <text:p text:style-name="P1">FSP : 0.0040</text:p>
      <text:p text:style-name="P1">KNN : 1.9310</text:p>
      <text:p text:style-name="P1">CF : 2.0830</text:p>
      <text:p text:style-name="P1">17.4910ms)</text:p>
      <text:p text:style-name="P1">FRAME # <text:s text:c="2"/>176 min val : 0.0000</text:p>
      <text:p text:style-name="P1">max val: 254.0000</text:p>
      <text:p text:style-name="P1">IPM : 4.9530</text:p>
      <text:p text:style-name="P1">Pre : 3.6020</text:p>
      <text:p text:style-name="P1">SHT : 0.1900</text:p>
      <text:p text:style-name="P1">FLC : 0.0030</text:p>
      <text:p text:style-name="P1">PHT : 5.3500</text:p>
      <text:p text:style-name="P1">FSP : 0.0100</text:p>
      <text:p text:style-name="P1">KNN : 1.9670</text:p>
      <text:p text:style-name="P1">CF : 2.0260</text:p>
      <text:p text:style-name="P1">18.2120ms)</text:p>
      <text:p text:style-name="P1">FRAME # <text:s text:c="2"/>177 min val : 0.0000</text:p>
      <text:p text:style-name="P1">max val: 254.0000</text:p>
      <text:p text:style-name="P1">IPM : 4.3680</text:p>
      <text:p text:style-name="P1">Pre : 3.4290</text:p>
      <text:p text:style-name="P1">SHT : 0.1790</text:p>
      <text:p text:style-name="P1">FLC : 0.0020</text:p>
      <text:p text:style-name="P1">PHT : 5.3610</text:p>
      <text:p text:style-name="P1">FSP : 0.0050</text:p>
      <text:p text:style-name="P1">KNN : 1.8780</text:p>
      <text:p text:style-name="P1">CF : 2.1000</text:p>
      <text:p text:style-name="P1">17.4810ms)</text:p>
      <text:p text:style-name="P1">FRAME # <text:s text:c="2"/>178 min val : 0.0000</text:p>
      <text:p text:style-name="P1">max val: 254.0000</text:p>
      <text:p text:style-name="P1">IPM : 4.3630</text:p>
      <text:p text:style-name="P1">Pre : 3.4390</text:p>
      <text:p text:style-name="P1">SHT : 0.2120</text:p>
      <text:p text:style-name="P1">FLC : 0.0020</text:p>
      <text:p text:style-name="P1">PHT : 5.4200</text:p>
      <text:p text:style-name="P1">FSP : 0.0060</text:p>
      <text:p text:style-name="P1">KNN : 1.9760</text:p>
      <text:p text:style-name="P1">CF : 2.0750</text:p>
      <text:p text:style-name="P1">17.6530ms)</text:p>
      <text:p text:style-name="P1">FRAME # <text:s text:c="2"/>179 min val : 0.0000</text:p>
      <text:p text:style-name="P1">max val: 254.0000</text:p>
      <text:p text:style-name="P1">IPM : 3.8080</text:p>
      <text:p text:style-name="P1">Pre : 3.6850</text:p>
      <text:p text:style-name="P1">SHT : 0.2640</text:p>
      <text:p text:style-name="P1">FLC : 0.0040</text:p>
      <text:p text:style-name="P1">PHT : 5.4270</text:p>
      <text:p text:style-name="P1">FSP : 0.0070</text:p>
      <text:p text:style-name="P1"><text:soft-page-break/>KNN : 2.4740</text:p>
      <text:p text:style-name="P1">CF : 3.5870</text:p>
      <text:p text:style-name="P1">19.4550ms)</text:p>
      <text:p text:style-name="P1">FRAME # <text:s text:c="2"/>180 min val : 0.0000</text:p>
      <text:p text:style-name="P1">max val: 254.0000</text:p>
      <text:p text:style-name="P1">IPM : 5.9640</text:p>
      <text:p text:style-name="P1">Pre : 4.8270</text:p>
      <text:p text:style-name="P1">SHT : 0.2780</text:p>
      <text:p text:style-name="P1">FLC : 0.0040</text:p>
      <text:p text:style-name="P1">PHT : 6.3330</text:p>
      <text:p text:style-name="P1">FSP : 0.0060</text:p>
      <text:p text:style-name="P1">KNN : 2.5370</text:p>
      <text:p text:style-name="P1">CF : 2.6500</text:p>
      <text:p text:style-name="P1">22.7390ms)</text:p>
      <text:p text:style-name="P1">FRAME # <text:s text:c="2"/>181 min val : 0.0000</text:p>
      <text:p text:style-name="P1">max val: 254.0000</text:p>
      <text:p text:style-name="P1">IPM : 4.6400</text:p>
      <text:p text:style-name="P1">Pre : 3.6600</text:p>
      <text:p text:style-name="P1">SHT : 0.2110</text:p>
      <text:p text:style-name="P1">FLC : 0.0030</text:p>
      <text:p text:style-name="P1">PHT : 5.3920</text:p>
      <text:p text:style-name="P1">FSP : 0.0060</text:p>
      <text:p text:style-name="P1">KNN : 2.0080</text:p>
      <text:p text:style-name="P1">CF : 2.1220</text:p>
      <text:p text:style-name="P1">18.2530ms)</text:p>
      <text:p text:style-name="P1">FRAME # <text:s text:c="2"/>182 min val : 0.0000</text:p>
      <text:p text:style-name="P1">max val: 254.0000</text:p>
      <text:p text:style-name="P1">IPM : 4.3300</text:p>
      <text:p text:style-name="P1">Pre : 2.9200</text:p>
      <text:p text:style-name="P1">SHT : 0.1600</text:p>
      <text:p text:style-name="P1">FLC : 0.0020</text:p>
      <text:p text:style-name="P1">PHT : 4.8720</text:p>
      <text:p text:style-name="P1">FSP : 0.0050</text:p>
      <text:p text:style-name="P1">KNN : 1.8840</text:p>
      <text:p text:style-name="P1">CF : 2.9320</text:p>
      <text:p text:style-name="P1">17.2680ms)</text:p>
      <text:p text:style-name="P1">FRAME # <text:s text:c="2"/>183 min val : 0.0000</text:p>
      <text:p text:style-name="P1">max val: 254.0000</text:p>
      <text:p text:style-name="P1">IPM : 6.3010</text:p>
      <text:p text:style-name="P1">Pre : 5.1270</text:p>
      <text:p text:style-name="P1">SHT : 0.2560</text:p>
      <text:p text:style-name="P1">FLC : 0.0040</text:p>
      <text:p text:style-name="P1">PHT : 8.1230</text:p>
      <text:p text:style-name="P1">FSP : 0.0050</text:p>
      <text:p text:style-name="P1">KNN : 2.3830</text:p>
      <text:p text:style-name="P1">CF : 2.6420</text:p>
      <text:p text:style-name="P1">24.9980ms)</text:p>
      <text:p text:style-name="P1">FRAME # <text:s text:c="2"/>184 min val : 0.0000</text:p>
      <text:p text:style-name="P1">max val: 254.0000</text:p>
      <text:p text:style-name="P1">IPM : 3.8250</text:p>
      <text:p text:style-name="P1">Pre : 2.9280</text:p>
      <text:p text:style-name="P1">SHT : 0.1550</text:p>
      <text:p text:style-name="P1"><text:soft-page-break/>FLC : 0.0020</text:p>
      <text:p text:style-name="P1">PHT : 5.4790</text:p>
      <text:p text:style-name="P1">FSP : 0.0080</text:p>
      <text:p text:style-name="P1">KNN : 3.3080</text:p>
      <text:p text:style-name="P1">CF : 3.4680</text:p>
      <text:p text:style-name="P1">19.3590ms)</text:p>
      <text:p text:style-name="P1">FRAME # <text:s text:c="2"/>185 min val : 0.0000</text:p>
      <text:p text:style-name="P1">max val: 254.0000</text:p>
      <text:p text:style-name="P1">IPM : 5.6610</text:p>
      <text:p text:style-name="P1">Pre : 4.2110</text:p>
      <text:p text:style-name="P1">SHT : 0.2280</text:p>
      <text:p text:style-name="P1">FLC : 0.0020</text:p>
      <text:p text:style-name="P1">PHT : 5.9360</text:p>
      <text:p text:style-name="P1">FSP : 0.0050</text:p>
      <text:p text:style-name="P1">KNN : 2.2630</text:p>
      <text:p text:style-name="P1">CF : 2.0370</text:p>
      <text:p text:style-name="P1">20.4460ms)</text:p>
      <text:p text:style-name="P1">FRAME # <text:s text:c="2"/>186 min val : 0.0000</text:p>
      <text:p text:style-name="P1">max val: 254.0000</text:p>
      <text:p text:style-name="P1">IPM : 3.8220</text:p>
      <text:p text:style-name="P1">Pre : 2.9360</text:p>
      <text:p text:style-name="P1">SHT : 0.1800</text:p>
      <text:p text:style-name="P1">FLC : 0.0020</text:p>
      <text:p text:style-name="P1">PHT : 4.8520</text:p>
      <text:p text:style-name="P1">FSP : 0.0040</text:p>
      <text:p text:style-name="P1">KNN : 1.8460</text:p>
      <text:p text:style-name="P1">CF : 2.6090</text:p>
      <text:p text:style-name="P1">16.4260ms)</text:p>
      <text:p text:style-name="P1">FRAME # <text:s text:c="2"/>187 min val : 0.0000</text:p>
      <text:p text:style-name="P1">max val: 254.0000</text:p>
      <text:p text:style-name="P1">IPM : 5.9650</text:p>
      <text:p text:style-name="P1">Pre : 4.8190</text:p>
      <text:p text:style-name="P1">SHT : 0.2730</text:p>
      <text:p text:style-name="P1">FLC : 0.0030</text:p>
      <text:p text:style-name="P1">PHT : 8.2480</text:p>
      <text:p text:style-name="P1">FSP : 0.0070</text:p>
      <text:p text:style-name="P1">KNN : 2.4920</text:p>
      <text:p text:style-name="P1">CF : 2.6530</text:p>
      <text:p text:style-name="P1">24.5880ms)</text:p>
      <text:p text:style-name="P1">FRAME # <text:s text:c="2"/>188 min val : 0.0000</text:p>
      <text:p text:style-name="P1">max val: 254.0000</text:p>
      <text:p text:style-name="P1">IPM : 4.2680</text:p>
      <text:p text:style-name="P1">Pre : 3.2010</text:p>
      <text:p text:style-name="P1">SHT : 0.3490</text:p>
      <text:p text:style-name="P1">FLC : 0.0040</text:p>
      <text:p text:style-name="P1">PHT : 8.6490</text:p>
      <text:p text:style-name="P1">FSP : 0.0090</text:p>
      <text:p text:style-name="P1">KNN : 3.5310</text:p>
      <text:p text:style-name="P1">CF : 3.6000</text:p>
      <text:p text:style-name="P1">23.8110ms)</text:p>
      <text:p text:style-name="P1">FRAME # <text:s text:c="2"/>189 min val : 0.0000</text:p>
      <text:p text:style-name="P1">max val: 254.0000</text:p>
      <text:p text:style-name="P1"><text:soft-page-break/>IPM : 5.4940</text:p>
      <text:p text:style-name="P1">Pre : 4.5150</text:p>
      <text:p text:style-name="P1">SHT : 0.2610</text:p>
      <text:p text:style-name="P1">FLC : 0.0040</text:p>
      <text:p text:style-name="P1">PHT : 5.7130</text:p>
      <text:p text:style-name="P1">FSP : 0.0060</text:p>
      <text:p text:style-name="P1">KNN : 2.1930</text:p>
      <text:p text:style-name="P1">CF : 2.3850</text:p>
      <text:p text:style-name="P1">20.6930ms)</text:p>
      <text:p text:style-name="P1">FRAME # <text:s text:c="2"/>190 min val : 0.0000</text:p>
      <text:p text:style-name="P1">max val: 254.0000</text:p>
      <text:p text:style-name="P1">IPM : 5.1460</text:p>
      <text:p text:style-name="P1">Pre : 4.1100</text:p>
      <text:p text:style-name="P1">SHT : 0.2070</text:p>
      <text:p text:style-name="P1">FLC : 0.0030</text:p>
      <text:p text:style-name="P1">PHT : 5.5220</text:p>
      <text:p text:style-name="P1">FSP : 0.0050</text:p>
      <text:p text:style-name="P1">KNN : 2.0470</text:p>
      <text:p text:style-name="P1">CF : 2.2410</text:p>
      <text:p text:style-name="P1">19.4590ms)</text:p>
      <text:p text:style-name="P1">FRAME # <text:s text:c="2"/>191 min val : 0.0000</text:p>
      <text:p text:style-name="P1">max val: 254.0000</text:p>
      <text:p text:style-name="P1">IPM : 4.6940</text:p>
      <text:p text:style-name="P1">Pre : 3.8140</text:p>
      <text:p text:style-name="P1">SHT : 0.2030</text:p>
      <text:p text:style-name="P1">FLC : 0.0030</text:p>
      <text:p text:style-name="P1">PHT : 5.3420</text:p>
      <text:p text:style-name="P1">FSP : 0.0050</text:p>
      <text:p text:style-name="P1">KNN : 1.8840</text:p>
      <text:p text:style-name="P1">CF : 2.0520</text:p>
      <text:p text:style-name="P1">18.1010ms)</text:p>
      <text:p text:style-name="P1">FRAME # <text:s text:c="2"/>192 min val : 0.0000</text:p>
      <text:p text:style-name="P1">max val: 254.0000</text:p>
      <text:p text:style-name="P1">IPM : 4.6220</text:p>
      <text:p text:style-name="P1">Pre : 3.6700</text:p>
      <text:p text:style-name="P1">SHT : 0.1960</text:p>
      <text:p text:style-name="P1">FLC : 0.0030</text:p>
      <text:p text:style-name="P1">PHT : 5.5300</text:p>
      <text:p text:style-name="P1">FSP : 0.0060</text:p>
      <text:p text:style-name="P1">KNN : 2.0600</text:p>
      <text:p text:style-name="P1">CF : 2.0690</text:p>
      <text:p text:style-name="P1">18.2690ms)</text:p>
      <text:p text:style-name="P1">FRAME # <text:s text:c="2"/>193 min val : 0.0000</text:p>
      <text:p text:style-name="P1">max val: 254.0000</text:p>
      <text:p text:style-name="P1">IPM : 4.4270</text:p>
      <text:p text:style-name="P1">Pre : 3.4190</text:p>
      <text:p text:style-name="P1">SHT : 0.2170</text:p>
      <text:p text:style-name="P1">FLC : 0.0020</text:p>
      <text:p text:style-name="P1">PHT : 5.2790</text:p>
      <text:p text:style-name="P1">FSP : 0.0040</text:p>
      <text:p text:style-name="P1">KNN : 1.9620</text:p>
      <text:p text:style-name="P1">CF : 2.0320</text:p>
      <text:p text:style-name="P1"><text:soft-page-break/>17.4560ms)</text:p>
      <text:p text:style-name="P1">FRAME # <text:s text:c="2"/>194 min val : 0.0000</text:p>
      <text:p text:style-name="P1">max val: 254.0000</text:p>
      <text:p text:style-name="P1">IPM : 4.7620</text:p>
      <text:p text:style-name="P1">Pre : 3.7170</text:p>
      <text:p text:style-name="P1">SHT : 0.1970</text:p>
      <text:p text:style-name="P1">FLC : 0.0020</text:p>
      <text:p text:style-name="P1">PHT : 5.8860</text:p>
      <text:p text:style-name="P1">FSP : 0.0050</text:p>
      <text:p text:style-name="P1">KNN : 2.2360</text:p>
      <text:p text:style-name="P1">CF : 2.4580</text:p>
      <text:p text:style-name="P1">19.3680ms)</text:p>
      <text:p text:style-name="P1">FRAME # <text:s text:c="2"/>195 min val : 0.0000</text:p>
      <text:p text:style-name="P1">max val: 254.0000</text:p>
      <text:p text:style-name="P1">IPM : 5.2970</text:p>
      <text:p text:style-name="P1">Pre : 4.1030</text:p>
      <text:p text:style-name="P1">SHT : 0.2080</text:p>
      <text:p text:style-name="P1">FLC : 0.0020</text:p>
      <text:p text:style-name="P1">PHT : 5.6350</text:p>
      <text:p text:style-name="P1">FSP : 0.0050</text:p>
      <text:p text:style-name="P1">KNN : 2.2060</text:p>
      <text:p text:style-name="P1">CF : 2.2970</text:p>
      <text:p text:style-name="P1">19.9130ms)</text:p>
      <text:p text:style-name="P1">FRAME # <text:s text:c="2"/>196 min val : 0.0000</text:p>
      <text:p text:style-name="P1">max val: 254.0000</text:p>
      <text:p text:style-name="P1">IPM : 5.4550</text:p>
      <text:p text:style-name="P1">Pre : 4.0100</text:p>
      <text:p text:style-name="P1">SHT : 0.2200</text:p>
      <text:p text:style-name="P1">FLC : 0.0030</text:p>
      <text:p text:style-name="P1">PHT : 5.2400</text:p>
      <text:p text:style-name="P1">FSP : 0.0040</text:p>
      <text:p text:style-name="P1">KNN : 1.9310</text:p>
      <text:p text:style-name="P1">CF : 2.0090</text:p>
      <text:p text:style-name="P1">18.9860ms)</text:p>
      <text:p text:style-name="P1">FRAME # <text:s text:c="2"/>197 min val : 0.0000</text:p>
      <text:p text:style-name="P1">max val: 254.0000</text:p>
      <text:p text:style-name="P1">IPM : 4.3930</text:p>
      <text:p text:style-name="P1">Pre : 3.4280</text:p>
      <text:p text:style-name="P1">SHT : 0.2130</text:p>
      <text:p text:style-name="P1">FLC : 0.0030</text:p>
      <text:p text:style-name="P1">PHT : 5.1840</text:p>
      <text:p text:style-name="P1">FSP : 0.0040</text:p>
      <text:p text:style-name="P1">KNN : 1.9120</text:p>
      <text:p text:style-name="P1">CF : 2.1110</text:p>
      <text:p text:style-name="P1">17.3860ms)</text:p>
      <text:p text:style-name="P1">FRAME # <text:s text:c="2"/>198 min val : 0.0000</text:p>
      <text:p text:style-name="P1">max val: 254.0000</text:p>
      <text:p text:style-name="P1">IPM : 4.3740</text:p>
      <text:p text:style-name="P1">Pre : 3.5700</text:p>
      <text:p text:style-name="P1">SHT : 0.2180</text:p>
      <text:p text:style-name="P1">FLC : 0.0020</text:p>
      <text:p text:style-name="P1">PHT : 5.2700</text:p>
      <text:p text:style-name="P1"><text:soft-page-break/>FSP : 0.0040</text:p>
      <text:p text:style-name="P1">KNN : 1.8970</text:p>
      <text:p text:style-name="P1">CF : 2.0360</text:p>
      <text:p text:style-name="P1">17.4830ms)</text:p>
      <text:p text:style-name="P1">FRAME # <text:s text:c="2"/>199 min val : 0.0000</text:p>
      <text:p text:style-name="P1">max val: 254.0000</text:p>
      <text:p text:style-name="P1">IPM : 4.9850</text:p>
      <text:p text:style-name="P1">Pre : 3.7880</text:p>
      <text:p text:style-name="P1">SHT : 0.2120</text:p>
      <text:p text:style-name="P1">FLC : 0.0020</text:p>
      <text:p text:style-name="P1">PHT : 5.3140</text:p>
      <text:p text:style-name="P1">FSP : 0.0060</text:p>
      <text:p text:style-name="P1">KNN : 1.9620</text:p>
      <text:p text:style-name="P1">CF : 2.0690</text:p>
      <text:p text:style-name="P1">18.4910ms)</text:p>
      <text:p text:style-name="P1">FRAME # <text:s text:c="2"/>200 min val : 0.0000</text:p>
      <text:p text:style-name="P1">max val: 254.0000</text:p>
      <text:p text:style-name="P1">IPM : 3.7910</text:p>
      <text:p text:style-name="P1">Pre : 2.8920</text:p>
      <text:p text:style-name="P1">SHT : 0.1520</text:p>
      <text:p text:style-name="P1">FLC : 0.0020</text:p>
      <text:p text:style-name="P1">PHT : 4.7000</text:p>
      <text:p text:style-name="P1">FSP : 0.0040</text:p>
      <text:p text:style-name="P1">KNN : 1.8270</text:p>
      <text:p text:style-name="P1">CF : 2.0620</text:p>
      <text:p text:style-name="P1">15.5450ms)</text:p>
      <text:p text:style-name="P1">FRAME # <text:s text:c="2"/>201 min val : 0.0000</text:p>
      <text:p text:style-name="P1">max val: 254.0000</text:p>
      <text:p text:style-name="P1">IPM : 5.0390</text:p>
      <text:p text:style-name="P1">Pre : 4.1360</text:p>
      <text:p text:style-name="P1">SHT : 0.2010</text:p>
      <text:p text:style-name="P1">FLC : 0.0020</text:p>
      <text:p text:style-name="P1">PHT : 5.6480</text:p>
      <text:p text:style-name="P1">FSP : 0.0060</text:p>
      <text:p text:style-name="P1">KNN : 2.1100</text:p>
      <text:p text:style-name="P1">CF : 2.2630</text:p>
      <text:p text:style-name="P1">19.5450ms)</text:p>
      <text:p text:style-name="P1">FRAME # <text:s text:c="2"/>202 min val : 0.0000</text:p>
      <text:p text:style-name="P1">max val: 254.0000</text:p>
      <text:p text:style-name="P1">IPM : 4.6470</text:p>
      <text:p text:style-name="P1">Pre : 3.5960</text:p>
      <text:p text:style-name="P1">SHT : 0.1930</text:p>
      <text:p text:style-name="P1">FLC : 0.0020</text:p>
      <text:p text:style-name="P1">PHT : 5.9110</text:p>
      <text:p text:style-name="P1">FSP : 0.0040</text:p>
      <text:p text:style-name="P1">KNN : 2.1970</text:p>
      <text:p text:style-name="P1">CF : 2.5370</text:p>
      <text:p text:style-name="P1">19.2340ms)</text:p>
      <text:p text:style-name="P1">FRAME # <text:s text:c="2"/>203 min val : 0.0000</text:p>
      <text:p text:style-name="P1">max val: 254.0000</text:p>
      <text:p text:style-name="P1">IPM : 5.9150</text:p>
      <text:p text:style-name="P1">Pre : 4.3220</text:p>
      <text:p text:style-name="P1"><text:soft-page-break/>SHT : 0.2070</text:p>
      <text:p text:style-name="P1">FLC : 0.0030</text:p>
      <text:p text:style-name="P1">PHT : 5.5020</text:p>
      <text:p text:style-name="P1">FSP : 0.0060</text:p>
      <text:p text:style-name="P1">KNN : 2.1540</text:p>
      <text:p text:style-name="P1">CF : 2.3020</text:p>
      <text:p text:style-name="P1">20.5250ms)</text:p>
      <text:p text:style-name="P1">FRAME # <text:s text:c="2"/>204 min val : 0.0000</text:p>
      <text:p text:style-name="P1">max val: 254.0000</text:p>
      <text:p text:style-name="P1">IPM : 4.7630</text:p>
      <text:p text:style-name="P1">Pre : 3.7470</text:p>
      <text:p text:style-name="P1">SHT : 0.1960</text:p>
      <text:p text:style-name="P1">FLC : 0.0030</text:p>
      <text:p text:style-name="P1">PHT : 5.4430</text:p>
      <text:p text:style-name="P1">FSP : 0.0060</text:p>
      <text:p text:style-name="P1">KNN : 1.9800</text:p>
      <text:p text:style-name="P1">CF : 2.0210</text:p>
      <text:p text:style-name="P1">18.2640ms)</text:p>
      <text:p text:style-name="P1">FRAME # <text:s text:c="2"/>205 min val : 0.0000</text:p>
      <text:p text:style-name="P1">max val: 254.0000</text:p>
      <text:p text:style-name="P1">IPM : 5.1610</text:p>
      <text:p text:style-name="P1">Pre : 3.4860</text:p>
      <text:p text:style-name="P1">SHT : 0.1770</text:p>
      <text:p text:style-name="P1">FLC : 0.0030</text:p>
      <text:p text:style-name="P1">PHT : 5.1550</text:p>
      <text:p text:style-name="P1">FSP : 0.0050</text:p>
      <text:p text:style-name="P1">KNN : 1.8940</text:p>
      <text:p text:style-name="P1">CF : 2.0490</text:p>
      <text:p text:style-name="P1">18.0400ms)</text:p>
      <text:p text:style-name="P1">FRAME # <text:s text:c="2"/>206 min val : 0.0000</text:p>
      <text:p text:style-name="P1">max val: 254.0000</text:p>
      <text:p text:style-name="P1">IPM : 4.4160</text:p>
      <text:p text:style-name="P1">Pre : 3.4190</text:p>
      <text:p text:style-name="P1">SHT : 0.2200</text:p>
      <text:p text:style-name="P1">FLC : 0.0030</text:p>
      <text:p text:style-name="P1">PHT : 5.2930</text:p>
      <text:p text:style-name="P1">FSP : 0.0040</text:p>
      <text:p text:style-name="P1">KNN : 1.8460</text:p>
      <text:p text:style-name="P1">CF : 2.0560</text:p>
      <text:p text:style-name="P1">17.4140ms)</text:p>
      <text:p text:style-name="P1">FRAME # <text:s text:c="2"/>207 min val : 0.0000</text:p>
      <text:p text:style-name="P1">max val: 254.0000</text:p>
      <text:p text:style-name="P1">IPM : 4.5330</text:p>
      <text:p text:style-name="P1">Pre : 3.6340</text:p>
      <text:p text:style-name="P1">SHT : 0.1860</text:p>
      <text:p text:style-name="P1">FLC : 0.0020</text:p>
      <text:p text:style-name="P1">PHT : 5.4430</text:p>
      <text:p text:style-name="P1">FSP : 0.0050</text:p>
      <text:p text:style-name="P1">KNN : 1.9700</text:p>
      <text:p text:style-name="P1">CF : 2.0380</text:p>
      <text:p text:style-name="P1">17.9250ms)</text:p>
      <text:p text:style-name="P1">FRAME # <text:s text:c="2"/>208 min val : 0.0000</text:p>
      <text:p text:style-name="P1"><text:soft-page-break/>max val: 254.0000</text:p>
      <text:p text:style-name="P1">IPM : 4.9600</text:p>
      <text:p text:style-name="P1">Pre : 4.1240</text:p>
      <text:p text:style-name="P1">SHT : 0.2220</text:p>
      <text:p text:style-name="P1">FLC : 0.0030</text:p>
      <text:p text:style-name="P1">PHT : 5.7820</text:p>
      <text:p text:style-name="P1">FSP : 0.0060</text:p>
      <text:p text:style-name="P1">KNN : 2.2710</text:p>
      <text:p text:style-name="P1">CF : 2.3370</text:p>
      <text:p text:style-name="P1">19.8610ms)</text:p>
      <text:p text:style-name="P1">FRAME # <text:s text:c="2"/>209 min val : 0.0000</text:p>
      <text:p text:style-name="P1">max val: 254.0000</text:p>
      <text:p text:style-name="P1">IPM : 4.9070</text:p>
      <text:p text:style-name="P1">Pre : 3.9230</text:p>
      <text:p text:style-name="P1">SHT : 0.2040</text:p>
      <text:p text:style-name="P1">FLC : 0.0030</text:p>
      <text:p text:style-name="P1">PHT : 5.5570</text:p>
      <text:p text:style-name="P1">FSP : 0.0050</text:p>
      <text:p text:style-name="P1">KNN : 1.9950</text:p>
      <text:p text:style-name="P1">CF : 2.1500</text:p>
      <text:p text:style-name="P1">18.8640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56:32.356569367</meta:creation-date>
    <dc:date>2017-11-01T12:59:38.014335855</dc:date>
    <meta:editing-duration>PT3M6S</meta:editing-duration>
    <meta:editing-cycles>1</meta:editing-cycles>
    <meta:document-statistic meta:table-count="0" meta:image-count="0" meta:object-count="0" meta:page-count="18" meta:paragraph-count="901" meta:word-count="2861" meta:character-count="12429" meta:non-whitespace-character-count="10307"/>
    <meta:generator>LibreOffice/5.1.6.2$Linux_X86_64 LibreOffice_project/10m0$Build-2</meta:generator>
  </office:meta>
</office:document-meta>
</file>